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43" style:family="table">
      <style:table-properties style:width="17cm" table:align="margins" style:writing-mode="lr-tb"/>
    </style:style>
    <style:style style:name="Tableau43.A" style:family="table-column">
      <style:table-column-properties style:column-width="3.886cm" style:rel-column-width="14977*"/>
    </style:style>
    <style:style style:name="Tableau43.B" style:family="table-column">
      <style:table-column-properties style:column-width="0.751cm" style:rel-column-width="2897*"/>
    </style:style>
    <style:style style:name="Tableau43.C" style:family="table-column">
      <style:table-column-properties style:column-width="1.002cm" style:rel-column-width="3865*"/>
    </style:style>
    <style:style style:name="Tableau43.E" style:family="table-column">
      <style:table-column-properties style:column-width="1.505cm" style:rel-column-width="5801*"/>
    </style:style>
    <style:style style:name="Tableau43.G" style:family="table-column">
      <style:table-column-properties style:column-width="1.503cm" style:rel-column-width="5794*"/>
    </style:style>
    <style:style style:name="Tableau43.H" style:family="table-column">
      <style:table-column-properties style:column-width="0.753cm" style:rel-column-width="2904*"/>
    </style:style>
    <style:style style:name="Tableau43.M" style:family="table-column">
      <style:table-column-properties style:column-width="1.586cm" style:rel-column-width="6114*"/>
    </style:style>
    <style:style style:name="Tableau43.1" style:family="table-row">
      <style:table-row-properties style:keep-together="false" fo:keep-together="always"/>
    </style:style>
    <style:style style:name="Tableau43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au43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au43.B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eau43.C4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au43.M4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leau44" style:family="table">
      <style:table-properties style:width="17cm" table:align="margins" style:writing-mode="lr-tb"/>
    </style:style>
    <style:style style:name="Tableau44.A" style:family="table-column">
      <style:table-column-properties style:column-width="3.886cm" style:rel-column-width="14977*"/>
    </style:style>
    <style:style style:name="Tableau44.B" style:family="table-column">
      <style:table-column-properties style:column-width="2.506cm" style:rel-column-width="9660*"/>
    </style:style>
    <style:style style:name="Tableau44.C" style:family="table-column">
      <style:table-column-properties style:column-width="3.26cm" style:rel-column-width="12564*"/>
    </style:style>
    <style:style style:name="Tableau44.D" style:family="table-column">
      <style:table-column-properties style:column-width="3.759cm" style:rel-column-width="14493*"/>
    </style:style>
    <style:style style:name="Tableau44.E" style:family="table-column">
      <style:table-column-properties style:column-width="3.591cm" style:rel-column-width="13841*"/>
    </style:style>
    <style:style style:name="Tableau44.1" style:family="table-row">
      <style:table-row-properties style:keep-together="false" fo:keep-together="always"/>
    </style:style>
    <style:style style:name="Tableau44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au44.B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leau44.E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leau44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au44.E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Text-body">
      <style:text-properties fo:language="fr" fo:country="FR"/>
    </style:style>
    <style:style style:name="P2" style:family="paragraph" style:parent-style-name="Standard">
      <style:paragraph-properties style:snap-to-layout-grid="false"/>
      <style:text-properties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name-complex="Arial" style:font-size-complex="12pt"/>
    </style:style>
    <style:style style:name="P3" style:family="paragraph" style:parent-style-name="Standard">
      <style:text-properties style:font-name="Arial" fo:font-size="10pt" fo:language="fr" fo:country="FR" style:font-size-asian="10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language="fr" fo:country="FR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language="fr" fo:country="FR" style:font-name-complex="Arial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Heading_20_6">
      <style:paragraph-properties fo:text-align="start" style:justify-single-word="false"/>
      <style:text-properties fo:language="fr" fo:country="FR"/>
    </style:style>
    <style:style style:name="P9" style:family="paragraph" style:parent-style-name="Subtitle">
      <style:paragraph-properties fo:text-align="center" style:justify-single-word="false" style:snap-to-layout-grid="false"/>
      <style:text-properties style:font-name="Arial" style:font-name-complex="Arial" style:font-weight-complex="bold"/>
    </style:style>
    <style:style style:name="P10" style:family="paragraph" style:parent-style-name="Subtitle">
      <style:paragraph-properties fo:text-align="end" style:justify-single-word="false" style:snap-to-layout-grid="false"/>
      <style:text-properties style:font-name="Arial" style:font-name-complex="Arial"/>
    </style:style>
    <style:style style:name="P11" style:family="paragraph" style:parent-style-name="Subtitle">
      <style:paragraph-properties style:snap-to-layout-grid="false"/>
      <style:text-properties style:font-name="Arial" style:font-name-complex="Arial"/>
    </style:style>
    <style:style style:name="P12" style:family="paragraph" style:parent-style-name="Subtitle">
      <style:paragraph-properties style:snap-to-layout-grid="false"/>
      <style:text-properties style:font-name="Wingdings"/>
    </style:style>
    <style:style style:name="P13" style:family="paragraph" style:parent-style-name="Subtitle">
      <style:paragraph-properties style:snap-to-layout-grid="false"/>
    </style:style>
    <style:style style:name="P14" style:family="paragraph" style:parent-style-name="Title">
      <style:paragraph-properties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Title">
      <style:paragraph-properties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Heading_20_8">
      <style:paragraph-properties style:snap-to-layout-grid="false"/>
      <style:text-properties style:font-name="Arial" fo:language="fr" fo:country="FR" style:font-name-complex="Arial"/>
    </style:style>
    <style:style style:name="P17" style:family="paragraph" style:parent-style-name="Heading_20_8">
      <style:paragraph-properties style:snap-to-layout-grid="false"/>
      <style:text-properties style:font-name="Arial" fo:language="fr" fo:country="FR" fo:font-weight="normal" style:font-weight-asian="normal" style:font-name-complex="Arial"/>
    </style:style>
    <style:style style:name="P18" style:family="paragraph" style:parent-style-name="Standard">
      <style:text-properties style:font-name="Arial" fo:font-size="10pt" fo:language="fr" fo:country="FR" style:font-size-asian="10pt" style:font-name-complex="Arial"/>
    </style:style>
    <style:style style:name="P19" style:family="paragraph" style:parent-style-name="Inside-itemize" style:list-style-name="L1">
      <style:text-properties style:font-name="Arial" fo:font-size="10pt" fo:language="fr" fo:country="FR" style:font-size-asian="10pt" style:font-name-complex="Arial"/>
    </style:style>
    <style:style style:name="P20" style:family="paragraph" style:parent-style-name="Inside-itemize" style:list-style-name="L1">
      <style:paragraph-properties>
        <style:tab-stops>
          <style:tab-stop style:position="1.27cm"/>
        </style:tab-stops>
      </style:paragraph-properties>
      <style:text-properties style:font-name="Arial" fo:font-size="10pt" fo:language="fr" fo:country="FR" style:font-size-asian="10pt" style:font-name-complex="Arial"/>
    </style:style>
    <style:style style:name="P21" style:family="paragraph" style:parent-style-name="Inside-itemize" style:list-style-name="L1"/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2pt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2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2pt"/>
    </style:style>
    <style:style style:name="T8" style:family="text">
      <style:text-properties style:font-name="Arial" fo:font-size="10pt" fo:language="fr" fo:country="FR" style:font-size-asian="10pt" style:font-name-complex="Arial"/>
    </style:style>
    <style:style style:name="T9" style:family="text">
      <style:text-properties style:text-position="super 58%" style:font-name="Arial" style:font-name-complex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B"/>
        <table:table-column table:style-name="Tableau43.E"/>
        <table:table-column table:style-name="Tableau43.B"/>
        <table:table-column table:style-name="Tableau43.G"/>
        <table:table-column table:style-name="Tableau43.H"/>
        <table:table-column table:style-name="Tableau43.G"/>
        <table:table-column table:style-name="Tableau43.B"/>
        <table:table-column table:style-name="Tableau43.E"/>
        <table:table-column table:style-name="Tableau43.B"/>
        <table:table-column table:style-name="Tableau43.M"/>
        <table:table-row table:style-name="Tableau43.1">
          <table:table-cell table:style-name="Tableau43.A1" table:number-columns-spanned="13" office:value-type="string">
            <text:p text:style-name="P9">UE de licence de savoirs fondamentaux N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3.1">
          <table:table-cell table:style-name="Tableau43.A2" office:value-type="string">
            <text:p text:style-name="P10">Mentions</text:p>
          </table:table-cell>
          <table:table-cell table:style-name="Tableau43.B2" table:number-columns-spanned="12" office:value-type="string">
            <text:p text:style-name="P11">Tou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3.1">
          <table:table-cell table:style-name="Tableau43.A2" office:value-type="string">
            <text:p text:style-name="P10">Parcours </text:p>
          </table:table-cell>
          <table:table-cell table:style-name="Tableau43.B2" table:number-columns-spanned="12" office:value-type="string">
            <text:p text:style-name="P11">To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3.1">
          <table:table-cell table:style-name="Tableau43.A2" office:value-type="string">
            <text:p text:style-name="P10">Semestre </text:p>
          </table:table-cell>
          <table:table-cell table:style-name="Tableau43.A2" office:value-type="string">
            <text:p text:style-name="P12"></text:p>
          </table:table-cell>
          <table:table-cell table:style-name="Tableau43.C4" office:value-type="string">
            <text:p text:style-name="P13"><text:span text:style-name="T1">1</text:span><text:span text:style-name="T9">ère</text:span></text:p>
          </table:table-cell>
          <table:table-cell table:style-name="Tableau43.A2" office:value-type="string">
            <text:p text:style-name="P11"></text:p>
          </table:table-cell>
          <table:table-cell table:style-name="Tableau43.C4" office:value-type="string">
            <text:p text:style-name="P13"><text:span text:style-name="T1">2 </text:span><text:span text:style-name="T9">ème</text:span></text:p>
          </table:table-cell>
          <table:table-cell table:style-name="Tableau43.A2" office:value-type="string">
            <text:p text:style-name="P11"></text:p>
          </table:table-cell>
          <table:table-cell table:style-name="Tableau43.C4" office:value-type="string">
            <text:p text:style-name="P13"><text:span text:style-name="T1">3 </text:span><text:span text:style-name="T9">ème</text:span></text:p>
          </table:table-cell>
          <table:table-cell table:style-name="Tableau43.A2" office:value-type="string">
            <text:p text:style-name="P11"></text:p>
          </table:table-cell>
          <table:table-cell table:style-name="Tableau43.C4" office:value-type="string">
            <text:p text:style-name="P13"><text:span text:style-name="T1">4 </text:span><text:span text:style-name="T9">ème</text:span></text:p>
          </table:table-cell>
          <table:table-cell table:style-name="Tableau43.A2" office:value-type="string">
            <text:p text:style-name="P11"></text:p>
          </table:table-cell>
          <table:table-cell table:style-name="Tableau43.C4" office:value-type="string">
            <text:p text:style-name="P13"><text:span text:style-name="T1">5 </text:span><text:span text:style-name="T9">ème</text:span></text:p>
          </table:table-cell>
          <table:table-cell table:style-name="Tableau43.A2" office:value-type="string">
            <text:p text:style-name="P11"></text:p>
          </table:table-cell>
          <table:table-cell table:style-name="Tableau43.M4" office:value-type="string">
            <text:p text:style-name="P13"><text:span text:style-name="T1">6 </text:span><text:span text:style-name="T9">ème</text:span></text:p>
          </table:table-cell>
        </table:table-row>
        <table:table-row table:style-name="Tableau43.1">
          <table:table-cell table:style-name="Tableau43.A2" office:value-type="string">
            <text:p text:style-name="P14">Intitulé </text:p>
          </table:table-cell>
          <table:table-cell table:style-name="Tableau43.B2" table:number-columns-spanned="12" office:value-type="string">
            <text:p text:style-name="P15">Eléments d’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3.1">
          <table:table-cell table:style-name="Tableau43.A2" office:value-type="string">
            <text:p text:style-name="P14">Crédits </text:p>
          </table:table-cell>
          <table:table-cell table:style-name="Tableau43.B2" table:number-columns-spanned="12" office:value-type="string">
            <text:p text:style-name="P15">6 CRÉD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column table:style-name="Tableau44.E"/>
        <table:table-row table:style-name="Tableau44.1">
          <table:table-cell table:style-name="Tableau44.A1" office:value-type="string">
            <text:p text:style-name="P16">Cours</text:p>
          </table:table-cell>
          <table:table-cell table:style-name="Tableau44.B1" table:number-columns-spanned="3" office:value-type="string">
            <text:p text:style-name="P5">Eléments d’informatique</text:p>
          </table:table-cell>
          <table:covered-table-cell/>
          <table:covered-table-cell/>
          <table:table-cell table:style-name="Tableau44.E1" office:value-type="string">
            <text:p text:style-name="P5"><text:s/>6 ECTS</text:p>
          </table:table-cell>
        </table:table-row>
        <table:table-row table:style-name="Tableau44.1">
          <table:table-cell table:style-name="Tableau44.A2" office:value-type="string">
            <text:p text:style-name="P17">Horaire</text:p>
          </table:table-cell>
          <table:table-cell table:style-name="Tableau44.A2" office:value-type="string">
            <text:p text:style-name="P6">Cours</text:p>
          </table:table-cell>
          <table:table-cell table:style-name="Tableau44.A2" office:value-type="string">
            <text:p text:style-name="P6">TD</text:p>
          </table:table-cell>
          <table:table-cell table:style-name="Tableau44.A2" office:value-type="string">
            <text:p text:style-name="P6">TP</text:p>
          </table:table-cell>
          <table:table-cell table:style-name="Tableau44.E2" office:value-type="string">
            <text:p text:style-name="P6">Total</text:p>
          </table:table-cell>
        </table:table-row>
        <table:table-row table:style-name="Tableau44.1">
          <table:table-cell table:style-name="Tableau44.A2" office:value-type="string">
            <text:p text:style-name="P6">global</text:p>
          </table:table-cell>
          <table:table-cell table:style-name="Tableau44.A2" office:value-type="string">
            <text:p text:style-name="P6">18h</text:p>
          </table:table-cell>
          <table:table-cell table:style-name="Tableau44.A2" office:value-type="string">
            <text:p text:style-name="P6">18h</text:p>
          </table:table-cell>
          <table:table-cell table:style-name="Tableau44.A2" office:value-type="string">
            <text:p text:style-name="P6">18 h</text:p>
          </table:table-cell>
          <table:table-cell table:style-name="Tableau44.E2" office:value-type="string">
            <text:p text:style-name="P6">72h</text:p>
          </table:table-cell>
        </table:table-row>
        <table:table-row table:style-name="Tableau44.1">
          <table:table-cell table:style-name="Tableau44.E2" table:number-columns-spanned="5" office:value-type="string">
            <text:p text:style-name="P2">Pré requis : </text:p>
            <text:p text:style-name="P1"><text:span text:style-name="T2">But du cours </text:span><text:span text:style-name="T5">:</text:span><text:span text:style-name="T7"> </text:span><text:span text:style-name="T6">Architecture des ordinateurs, notion de programmes, niveau élémentaire de langage C.</text:span></text:p>
            <text:p text:style-name="P8"><text:span text:style-name="T3">Savoir-faire :</text:span><text:span text:style-name="T6"> Écriture de programmes élémentaires à une unité de compilation, exécution de commandes Linux/Unix, utilisation des outils de programmation sous Linux/Unix</text:span></text:p>
            <text:p text:style-name="P7"><text:span text:style-name="T2">Responsable</text:span><text:span text:style-name="T4"> :</text:span><text:span text:style-name="T6"> Pierre Boudes</text:span></text:p>
            <text:p text:style-name="P3"/>
            <text:p text:style-name="P4">Plan du cours</text:p>
            <text:p text:style-name="P3"/>
            <text:list xml:id="list2002764434" text:style-name="L1">
              <text:list-item>
                <text:p text:style-name="P19">Architecture des ordinateurs (simplifiée)</text:p>
              </text:list-item>
              <text:list-item>
                <text:p text:style-name="P19">Éléments de système d’exploitation (abstraction du matériel, ordonnancement, environnement)</text:p>
              </text:list-item>
              <text:list-item>
                <text:p text:style-name="P21"><text:span text:style-name="T8">Notions de compilation (les étapes de la compilation, l'évaluation d’expressions)</text:span></text:p>
              </text:list-item>
              <text:list-item>
                <text:p text:style-name="P19">Introduction à la programmation structurée impérative (langage C) : <text:s/></text:p>
                <text:list>
                  <text:list-item>
                    <text:p text:style-name="P20">variables, types et affectation (et correspondance avec l'architecture)</text:p>
                  </text:list-item>
                  <text:list-item>
                    <text:p text:style-name="P19">structures de contrôle (schéma de traduction en code compilé, algorithmes élémentaires)</text:p>
                  </text:list-item>
                  <text:list-item>
                    <text:p text:style-name="P19">interactions avec l’utilisateur (entrées / sorties : clavier / écran) </text:p>
                  </text:list-item>
                  <text:list-item>
                    <text:p text:style-name="P19">écriture et appels de fonctions sans effets de bord (sauf E/S), pile d'appel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fo:font-weight="bold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color="#000000" style:font-name="Times New Roman" fo:font-size="20pt" style:font-name-asian="Times New Roman" style:font-size-asian="20pt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/>
    </style:style>
    <style:style style:name="Text-body" style:family="paragraph" style:parent-style-name="Standard" style:next-style-name="Standard">
      <style:paragraph-properties fo:line-height="120%" fo:text-align="justify" style:justify-single-word="false" fo:orphans="0" fo:widows="0" fo:hyphenation-ladder-count="no-limit"/>
      <style:text-properties style:font-name="Times New Roman" fo:language="en" fo:country="US" style:font-name-asian="Times New Roman" style:language-asian="zxx" style:country-asian="none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style:font-name="Times New Roman" fo:font-size="20pt" style:font-name-asian="Times New Roman" style:font-size-asian="20pt"/>
    </style:style>
    <style:style style:name="Inside-itemize" style:family="paragraph" style:parent-style-name="Standard">
      <style:paragraph-properties fo:margin-left="0cm" fo:margin-right="0cm" fo:margin-top="0cm" fo:margin-bottom="0.381cm" fo:orphans="0" fo:widows="0" fo:hyphenation-ladder-count="no-limit" fo:text-indent="0cm" style:auto-text-indent="false"/>
      <style:text-properties style:font-name="Times New Roman" fo:language="en" fo:country="US" style:font-name-asian="Times New Roman" style:language-asian="zxx" style:country-asian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Champesme</meta:initial-creator>
    <meta:creation-date>2012-02-14T08:53:14</meta:creation-date>
    <dc:date>2012-02-14T13:44:38</dc:date>
    <meta:editing-duration>PT03H53M39S</meta:editing-duration>
    <meta:editing-cycles>2</meta:editing-cycles>
    <meta:generator>OpenOffice.org/3.2$Unix OpenOffice.org_project/320m18$Build-9502</meta:generator>
    <meta:document-statistic meta:table-count="2" meta:image-count="0" meta:object-count="0" meta:page-count="1" meta:paragraph-count="48" meta:word-count="180" meta:character-count="1159"/>
  </office:meta>
</office:document-meta>
</file>